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NeueLT Pro 65 Md" svg:font-family="'HelveticaNeueLT Pro 65 Md'" style:font-adornments="65 Medium"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1dfc0" officeooo:paragraph-rsid="0011dfc0"/>
    </style:style>
    <style:style style:name="P2" style:family="paragraph" style:parent-style-name="Text_20_body">
      <style:text-properties officeooo:rsid="001399ae" officeooo:paragraph-rsid="001399ae"/>
    </style:style>
    <style:style style:name="P3" style:family="paragraph" style:parent-style-name="Text_20_body">
      <style:text-properties fo:font-style="italic" officeooo:rsid="0014caf6" officeooo:paragraph-rsid="0014caf6" style:font-style-asian="italic" style:font-style-complex="italic"/>
    </style:style>
    <style:style style:name="P4" style:family="paragraph" style:parent-style-name="Text_20_body">
      <style:text-properties officeooo:rsid="00162074" officeooo:paragraph-rsid="00175bed"/>
    </style:style>
    <style:style style:name="P5" style:family="paragraph" style:parent-style-name="Text_20_body">
      <style:text-properties officeooo:rsid="001898c9" officeooo:paragraph-rsid="001898c9"/>
    </style:style>
    <style:style style:name="P6" style:family="paragraph" style:parent-style-name="Heading_20_1">
      <style:text-properties officeooo:rsid="0011dfc0" officeooo:paragraph-rsid="0011dfc0"/>
    </style:style>
    <style:style style:name="P7" style:family="paragraph" style:parent-style-name="Heading_20_2">
      <style:text-properties fo:font-style="normal" officeooo:rsid="00139e1b" officeooo:paragraph-rsid="00139e1b" style:font-style-asian="normal" style:font-style-complex="normal"/>
    </style:style>
    <style:style style:name="P8" style:family="paragraph" style:parent-style-name="Text_20_body">
      <style:paragraph-properties fo:text-align="start" style:justify-single-word="false"/>
      <style:text-properties fo:font-style="normal" officeooo:rsid="0011dfc0" officeooo:paragraph-rsid="0011dfc0"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39e1b" style:font-style-asian="normal" style:font-style-complex="normal"/>
    </style:style>
    <style:style style:name="T3" style:family="text">
      <style:text-properties fo:font-style="normal" officeooo:rsid="0015aa31" style:font-style-asian="normal" style:font-style-complex="normal"/>
    </style:style>
    <style:style style:name="T4" style:family="text">
      <style:text-properties fo:font-style="normal" officeooo:rsid="0016e020" style:font-style-asian="normal" style:font-style-complex="normal"/>
    </style:style>
    <style:style style:name="T5" style:family="text">
      <style:text-properties fo:font-style="normal" officeooo:rsid="00175bed" style:font-style-asian="normal" style:font-style-complex="normal"/>
    </style:style>
    <style:style style:name="T6" style:family="text">
      <style:text-properties fo:font-style="normal" officeooo:rsid="0017d417" style:font-style-asian="normal" style:font-style-complex="normal"/>
    </style:style>
    <style:style style:name="T7" style:family="text">
      <style:text-properties fo:font-style="normal" officeooo:rsid="0017e37c" style:font-style-asian="normal" style:font-style-complex="normal"/>
    </style:style>
    <style:style style:name="T8" style:family="text">
      <style:text-properties fo:font-style="normal" officeooo:rsid="001a6f8d" style:font-style-asian="normal" style:font-style-complex="normal"/>
    </style:style>
    <style:style style:name="T9" style:family="text">
      <style:text-properties officeooo:rsid="00162074"/>
    </style:style>
    <style:style style:name="T10" style:family="text">
      <style:text-properties fo:font-style="italic" style:font-style-asian="italic" style:font-style-complex="italic"/>
    </style:style>
    <style:style style:name="T11" style:family="text">
      <style:text-properties fo:font-style="italic" officeooo:rsid="00139e1b" style:font-style-asian="italic" style:font-style-complex="italic"/>
    </style:style>
    <style:style style:name="T12" style:family="text">
      <style:text-properties fo:font-style="italic" officeooo:rsid="0016e020" style:font-style-asian="italic" style:font-style-complex="italic"/>
    </style:style>
    <style:style style:name="T13" style:family="text">
      <style:text-properties fo:font-style="italic" officeooo:rsid="00175bed" style:font-style-asian="italic" style:font-style-complex="italic"/>
    </style:style>
    <style:style style:name="T14" style:family="text">
      <style:text-properties fo:font-style="italic" officeooo:rsid="0017d417" style:font-style-asian="italic" style:font-style-complex="italic"/>
    </style:style>
    <style:style style:name="T15" style:family="text">
      <style:text-properties officeooo:rsid="0015aa31"/>
    </style:style>
    <style:style style:name="T16" style:family="text">
      <style:text-properties officeooo:rsid="001a6f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utsch Hausaufagaben: <text:span text:style-name="T10">Charakterisierung der Figuren Loos und Clarin</text:span><text:span text:style-name="T1"> in </text:span><text:span text:style-name="T10">Am Hang</text:span><text:span text:style-name="T1"> von Markus Werner</text:span></text:h>
      <text:p text:style-name="P1"><text:span text:style-name="T1">Beide Charakter wirken sehr intellektuell und das ganze Gespräch ist sehr philosophisch. So fragte Clarin Loss, </text:span><text:span text:style-name="T10">„Ob es ein könnte, dass er es leichter finde, die Wirklichkeit zu hassen, als seine jugendliche Wunschvorstellung von ihr zu revidieren.“ (S. 28)</text:span><text:span text:style-name="T1">. </text:span></text:p>
      <text:h text:style-name="P7" text:outline-level="2">Loos</text:h>
      <text:p text:style-name="P2"><text:span text:style-name="T1">Mit der Zeit merkt man, dass das Weltbild von Loos in einer Weise negativ ist und dass er sehr desillusioniert wirkt: </text:span><text:span text:style-name="T10">„(…) Und doch, Herr Clarin, gibt es neuerdings Hoffnung, ich habe neuerdings in einem Wirtschaftsblatt gelesen, dass sich gelebte Menschlichkeit am Arbeitsplatz und überhaupt </text:span><text:span text:style-name="T11">empfehle.</text:span><text:span text:style-name="T10"> Es bahnt sich also, habe ich gedacht, eine neue Menschlichkeit an. Dann habe ich </text:span><text:span text:style-name="T11">weitergelesen</text:span><text:span text:style-name="T10"> und einen Ausschlag bekommen (…). Sie </text:span><text:span text:style-name="T11">z</text:span><text:span text:style-name="T10">ahle </text:span><text:span text:style-name="T11">sich aus, die Menschlichkeit, hiess es, sie bringe Wettbewerbsvorteile, sie steigere die Produktivität, und Sie, Herr Clarin - <text:s/>hier verlor Loos die Beherrschung und schlug mit der Faust auf den Tisch - , Sie unterstellen mir, dass ich die Welt aufgrund von Hygienebeuteln und von Handys hasse.“ (S. 30).</text:span><text:span text:style-name="T2"> </text:span></text:p>
      <text:p text:style-name="P3"><text:span text:style-name="T1">Clarin kritisiert an Loos, </text:span><text:span text:style-name="T3">dass es nicht einfach so </text:span><text:span text:style-name="T8">Generalisierungen</text:span><text:span text:style-name="T3"> machen kann und nicht seine subjektive Sicht als objektive Realität darstellen kann:</text:span><text:span text:style-name="T1"> </text:span>„(…) Entschuldigen Sie, Herr Loos, aber wenn in der pluralistischen Jetztsein <text:span text:style-name="T16">jemand</text:span> mit der Behauptung daherkommt, er wisse, was gut und schlecht und richtig und falsch ist, so ist er wirklich ein Wichtigtuer, und man muss ihm die Frage stellen, woher er die Massstäbe nimmt, die ihm, wie er glaubt, ein objektives Urteil zu erlauben. - Sie bestätigen mich indirekt, antwortete Loos, Sie sind auch so ein Zeitgeistreiter. Erst wird den Menschen eingeimpft, dass alles beliebig und relativ s<text:span text:style-name="T15">ei. (..) Es war und ist ein Kinderspiel, die Menschengruppe X davon zu überzeugen, dass es sich bei der Menschengruppe Y um Ratten handle, die zu vertilgen seien. (…) Ich werte diesen Sachverhalt als schrecklich (...)“ (S. 33 - 34)</text:span></text:p>
      <text:h text:style-name="Heading_20_2" text:outline-level="2"><text:span text:style-name="T2">C</text:span><text:span text:style-name="T1">larin</text:span></text:h>
      <text:p text:style-name="P4"><text:span text:style-name="T1">Im Gegensatz zu Loos, spricht Clarin nicht ganz so oft</text:span><text:span text:style-name="T2">. </text:span><text:span text:style-name="T4">Er stellt Loos provokative Fragen, greift ihn an </text:span><text:span text:style-name="T5">und wehrt sich auch gegen Angriffe von Seiten Loos'</text:span><text:span text:style-name="T4">, </text:span><text:span text:style-name="T12">„Dass er mir drohe, sagte ich, sei mir nicht angenehm“. </text:span><text:span text:style-name="T5">Er war während dem Gespräch auch sehr aufmerksam, so bemerkte er, dass </text:span><text:span text:style-name="T13">„während er[Loos] sprach, zwei Fliegen auf seiner Kopfhaut paarten“</text:span><text:span text:style-name="T5">. </text:span><text:span text:style-name="T6">Auch beobachtete er </text:span><text:span text:style-name="T7">K</text:span><text:span text:style-name="T6">leinigkeiten, wie das „</text:span><text:span text:style-name="T14">Rauchfähnchen</text:span><text:span text:style-name="T6">“ welches von Loos' ausgedrückter Zigarette aufstieg. </text:span></text:p>
      <text:p text:style-name="P5"><text:span text:style-name="T6">E</text:span><text:span text:style-name="T1">s ist schwierig, sehr genau den Charakter von Clarin zu analysieren. Seine Aussagen haben meist die Absicht, mehr von seinem Diskussionspartner zu erfahren und haben daher wenig eigentlicher Inhalt. Es ist jedoch offensichtlich, dass er die ganze Diskussion ernst und persönlich nimmt, sodass am ende meint, </text:span><text:span text:style-name="T10">„Ich schlief so schlecht wie sel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NeueLT Pro 65 Md" svg:font-family="'HelveticaNeueLT Pro 65 Md'" style:font-adornments="65 Medium"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NeueLT Pro 65 Md" fo:font-family="'HelveticaNeueLT Pro 65 Md'" style:font-style-name="65 Medium" style:font-family-generic="swiss" style:font-pitch="variable" fo:font-size="14pt" fo:font-weight="normal"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fo:font-style="normal" officeooo:rsid="0011dfc0" officeooo:paragraph-rsid="0011dfc0" style:font-style-asian="normal" style:font-style-complex="normal"/>
    </style:style>
    <style:style style:name="MT1" style:family="text">
      <style:text-properties officeooo:rsid="001620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utsch Hausaufgaben <text:tab/><text:tab/><text:tab/>30. August 2015<text:tab/><text:tab/><text:tab/> <text:s text:c="2"/>Patrick Günthard</text:p>
      </style:header>
      <style:footer>
        <text:p text:style-name="Footer"><text:tab/><text:span text:style-name="MT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13:40:10.784000000</meta:creation-date>
    <dc:title>Main</dc:title>
    <meta:editing-duration>PT22M16S</meta:editing-duration>
    <meta:editing-cycles>6</meta:editing-cycles>
    <meta:generator>LibreOffice/4.4.5.2$Windows_x86 LibreOffice_project/a22f674fd25a3b6f45bdebf25400ed2adff0ff99</meta:generator>
    <dc:date>2015-08-30T15:56:22.304000000</dc:date>
    <meta:document-statistic meta:table-count="0" meta:image-count="0" meta:object-count="0" meta:page-count="1" meta:paragraph-count="10" meta:word-count="443" meta:character-count="2864" meta:non-whitespace-character-count="2418"/>
    <meta:template xlink:type="simple" xlink:actuate="onRequest" xlink:title="Main" xlink:href="file:///C:/Users/Patrick/AppData/Roaming/LibreOffice/4/user/template/Main.ott" meta:date="2015-08-30T13:40:10.356000000"/>
  </office:meta>
</office:document-meta>
</file>